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106cm" fo:margin-bottom="0.106cm" style:contextual-spacing="false"/>
    </style:style>
    <style:style style:name="P2" style:family="paragraph" style:parent-style-name="Standard">
      <style:paragraph-properties fo:margin-top="1.058cm" fo:margin-bottom="0.353cm" style:contextual-spacing="false" fo:text-align="center" style:justify-single-word="false"/>
      <style:text-properties fo:color="#1f4e79" loext:opacity="100%" style:font-name="Arial" fo:font-size="26pt" fo:font-weight="bold" style:font-name-asian="Arial3" style:font-size-asian="26pt" style:font-weight-asian="bold" style:font-name-complex="Arial3" style:font-size-complex="26pt" style:font-weight-complex="bold"/>
    </style:style>
    <style:style style:name="P3" style:family="paragraph" style:parent-style-name="Standard">
      <style:paragraph-properties fo:margin-top="0cm" fo:margin-bottom="0.706cm" style:contextual-spacing="false" fo:text-align="center" style:justify-single-word="false"/>
      <style:text-properties fo:color="#2e75b6" loext:opacity="100%" style:font-name="Arial" fo:font-size="17pt" officeooo:paragraph-rsid="001cfcfd" style:font-name-asian="Arial3" style:font-size-asian="17pt" style:font-name-complex="Arial3" style:font-size-complex="17pt"/>
    </style:style>
    <style:style style:name="P4" style:family="paragraph" style:parent-style-name="Standard">
      <style:paragraph-properties fo:margin-top="0cm" fo:margin-bottom="0.706cm" style:contextual-spacing="false" fo:text-align="left" style:justify-single-word="false"/>
      <style:text-properties fo:color="#1f4e79" loext:opacity="100%" style:font-name="Arial" fo:font-size="18pt" fo:font-weight="bold" officeooo:paragraph-rsid="001cfcfd" style:font-name-asian="Arial3" style:font-size-asian="18pt" style:font-weight-asian="bold" style:font-name-complex="Arial3" style:font-size-complex="18pt" style:font-weight-complex="bold"/>
    </style:style>
    <style:style style:name="P5" style:family="paragraph" style:parent-style-name="Standard">
      <style:paragraph-properties fo:margin-top="0.106cm" fo:margin-bottom="0.141cm" style:contextual-spacing="false" fo:text-align="left" style:justify-single-word="false"/>
      <style:text-properties fo:color="#000000" loext:opacity="100%" style:font-name="Arial" fo:font-size="11pt" style:font-name-asian="Arial3" style:font-size-asian="11pt" style:font-name-complex="Arial3" style:font-size-complex="11pt"/>
    </style:style>
    <style:style style:name="P6" style:family="paragraph" style:parent-style-name="Standard">
      <style:paragraph-properties fo:margin-top="0.106cm" fo:margin-bottom="0.106cm" style:contextual-spacing="false" fo:text-align="left" style:justify-single-word="false"/>
    </style:style>
    <style:style style:name="P7" style:family="paragraph" style:parent-style-name="List_20_Paragraph" style:list-style-name="WWNum2">
      <style:paragraph-properties fo:margin-top="0.071cm" fo:margin-bottom="0.071cm" style:contextual-spacing="false" fo:text-align="left" style:justify-single-word="false"/>
      <style:text-properties style:font-name="Arial" fo:font-size="11pt" style:font-name-asian="Arial3" style:font-size-asian="11pt" style:font-name-complex="Arial3" style:font-size-complex="11pt"/>
    </style:style>
    <style:style style:name="P8" style:family="paragraph" style:parent-style-name="Heading_20_1">
      <style:paragraph-properties fo:margin-top="0.706cm" fo:margin-bottom="0.353cm" style:contextual-spacing="false" fo:text-align="left" style:justify-single-word="false" fo:padding-left="0cm" fo:padding-right="0cm" fo:padding-top="0cm" fo:padding-bottom="0.141cm" fo:border-left="none" fo:border-right="none" fo:border-top="none" fo:border-bottom="0.99pt solid #2e75b6"/>
      <style:text-properties fo:color="#1f4e79" loext:opacity="100%" style:font-name="Arial" fo:font-size="18pt" fo:font-weight="bold" style:font-name-asian="Arial3" style:font-size-asian="18pt" style:font-weight-asian="bold" style:font-name-complex="Arial3" style:font-size-complex="18pt" style:font-weight-complex="bold"/>
    </style:style>
    <style:style style:name="P9" style:family="paragraph" style:parent-style-name="Heading_20_2">
      <style:paragraph-properties fo:margin-top="0.494cm" fo:margin-bottom="0.212cm" style:contextual-spacing="false" fo:text-align="left" style:justify-single-word="false"/>
      <style:text-properties fo:color="#2e75b6" loext:opacity="100%" style:font-name="Arial" fo:font-size="14pt" fo:font-weight="bold" style:font-name-asian="Arial3" style:font-size-asian="14pt" style:font-weight-asian="bold" style:font-name-complex="Arial3" style:font-size-complex="14pt" style:font-weight-complex="bold"/>
    </style:style>
    <style:style style:name="P10" style:family="paragraph" style:parent-style-name="Standard">
      <loext:graphic-properties draw:fill="solid" draw:fill-color="#f4f4f4"/>
      <style:paragraph-properties fo:margin-top="0.071cm" fo:margin-bottom="0.071cm" style:contextual-spacing="false" fo:text-align="left" style:justify-single-word="false" fo:background-color="#f4f4f4"/>
      <style:text-properties fo:color="#444444" loext:opacity="100%" style:font-name="Courier New" fo:font-size="9pt" style:font-name-asian="Courier New1" style:font-size-asian="9pt" style:font-name-complex="Courier New1" style:font-size-complex="9pt"/>
    </style:style>
    <style:style style:name="P11" style:family="paragraph" style:parent-style-name="Standard">
      <style:paragraph-properties fo:margin-top="0.106cm" fo:margin-bottom="0.141cm" style:contextual-spacing="false" fo:text-align="left" style:justify-single-word="false"/>
    </style:style>
    <style:style style:name="P12" style:family="paragraph" style:parent-style-name="Standard">
      <style:paragraph-properties fo:text-align="left" style:justify-single-word="false"/>
    </style:style>
    <style:style style:name="P13" style:family="paragraph" style:parent-style-name="Heading_20_1">
      <style:paragraph-properties fo:margin-top="0cm" fo:margin-bottom="0.353cm" style:contextual-spacing="false" fo:text-align="left" style:justify-single-word="false" fo:break-before="page" fo:padding-left="0cm" fo:padding-right="0cm" fo:padding-top="0cm" fo:padding-bottom="0.141cm" fo:border-left="none" fo:border-right="none" fo:border-top="none" fo:border-bottom="0.99pt solid #2e75b6"/>
      <style:text-properties fo:color="#1f4e79" loext:opacity="100%" style:font-name="Arial" fo:font-size="18pt" fo:font-weight="bold" style:font-name-asian="Arial3" style:font-size-asian="18pt" style:font-weight-asian="bold" style:font-name-complex="Arial3" style:font-size-complex="18pt" style:font-weight-complex="bold"/>
    </style:style>
    <style:style style:name="P14" style:family="paragraph" style:parent-style-name="Heading_20_2">
      <style:paragraph-properties fo:margin-top="0.494cm" fo:margin-bottom="0.212cm" style:contextual-spacing="false" fo:text-align="left" style:justify-single-word="false"/>
    </style:style>
    <style:style style:name="P15" style:family="paragraph" style:parent-style-name="Standard">
      <style:paragraph-properties fo:margin-top="0.353cm" fo:margin-bottom="0.141cm" style:contextual-spacing="false" fo:text-align="left" style:justify-single-word="false"/>
      <style:text-properties fo:color="#595959" loext:opacity="100%" style:font-name="Arial" fo:font-size="12pt" fo:font-weight="bold" style:font-name-asian="Arial3" style:font-size-asian="12pt" style:font-weight-asian="bold" style:font-name-complex="Arial3" style:font-size-complex="12pt" style:font-weight-complex="bold"/>
    </style:style>
    <style:style style:name="T1" style:family="text">
      <style:text-properties officeooo:rsid="00228f07"/>
    </style:style>
    <style:style style:name="T2" style:family="text">
      <style:text-properties fo:color="#000000" loext:opacity="100%" style:font-name="Arial" fo:font-size="11pt" style:font-name-asian="Arial3" style:font-size-asian="11pt" style:font-name-complex="Arial3" style:font-size-complex="11pt"/>
    </style:style>
    <style:style style:name="T3" style:family="text">
      <style:text-properties fo:color="#800000" loext:opacity="100%" style:font-name="Arial" fo:font-size="11pt" style:font-name-asian="Arial3" style:font-size-asian="11pt" style:font-name-complex="Arial3" style:font-size-complex="11pt"/>
    </style:style>
    <style:style style:name="T4" style:family="text">
      <style:text-properties fo:color="#000000" loext:opacity="100%" style:font-name="Arial" fo:font-size="11pt" officeooo:rsid="001cfcfd" style:font-name-asian="Arial3" style:font-size-asian="11pt" style:font-name-complex="Arial3" style:font-size-complex="11pt"/>
    </style:style>
    <style:style style:name="T5" style:family="text">
      <style:text-properties fo:color="#000000" loext:opacity="100%" style:font-name="Arial" fo:font-size="11pt" officeooo:rsid="001dfb99" style:font-name-asian="Arial3" style:font-size-asian="11pt" style:font-name-complex="Arial3" style:font-size-complex="11pt"/>
    </style:style>
    <style:style style:name="T6" style:family="text">
      <style:text-properties fo:color="#2e75b6" loext:opacity="100%" style:font-name="Arial" fo:font-size="14pt" fo:font-weight="bold" style:font-name-asian="Arial3" style:font-size-asian="14pt" style:font-weight-asian="bold" style:font-name-complex="Arial3"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MEMORIA </text:p>
      <text:p text:style-name="P3">Análisis de Seguridad Vial en el Reino Unido</text:p>
      <text:p text:style-name="P4"/>
      <text:p text:style-name="P4">1. Introducción</text:p>
      <text:p text:style-name="P5">Elegí este conjunto de datos porque la seguridad vial es un dominio donde el análisis exploratorio tiene un impacto directo y tangible: detrás de cada fila hay un accidente real. El dataset STATS19, publicado por el Departamento de Transporte del Reino Unido (DfT), es uno de los registros de accidentalidad más completos y detallados de Europa, lo que lo convierte en un terreno ideal para poner en práctica técnicas de limpieza, exploración e hipótesis estadísticas.</text:p>
      <text:p text:style-name="P6"/>
      <text:p text:style-name="P5">El proyecto <text:span text:style-name="T1">lo estructuré</text:span> en dos grandes etapas, reflejadas en dos notebooks:</text:p>
      <text:list text:style-name="WWNum2">
        <text:list-item text:start-value="1">
          <text:p text:style-name="P7">uk_road_safety_cleaning.ipynb — carga, inspección, limpieza y exportación de los datos procesados.</text:p>
        </text:list-item>
        <text:list-item>
          <text:p text:style-name="P7">uk_road_safety_analysis.ipynb — análisis exploratorio orientado a la validación de hipótesis.</text:p>
        </text:list-item>
      </text:list>
      <text:p text:style-name="P6"/>
      <text:h text:style-name="P8" text:outline-level="1">2. Fuentes de Datos</text:h>
      <text:p text:style-name="P5">Todas las fuentes son públicas y oficiales, proporcionadas por el Departamento de Transporte del Gobierno del Reino Unido (GOV.UK / DfT).</text:p>
      <text:p text:style-name="P6"/>
      <text:h text:style-name="P9" text:outline-level="2">2.1 Datasets principales (STATS19)</text:h>
      <text:p text:style-name="P5">Los tres archivos CSV se descargaron directamente desde las URLs oficiales del DfT en el momento de ejecutar el notebook de limpieza:</text:p>
      <text:p text:style-name="P6"/>
      <text:p text:style-name="P10">https://data.dft.gov.uk/road-accidents-safety-data/dft-road-casualty-statistics-collision-last-5-years.csv</text:p>
      <text:p text:style-name="P10">https://data.dft.gov.uk/road-accidents-safety-data/dft-road-casualty-statistics-casualty-last-5-years.csv</text:p>
      <text:p text:style-name="P10">https://data.dft.gov.uk/road-accidents-safety-data/dft-road-casualty-statistics-vehicle-last-5-years.csv</text:p>
      <text:p text:style-name="P6"/>
      <text:p text:style-name="P5">Estos archivos contienen los registros de accidentalidad de los últimos 5 años disponibles (2020–2024). Cada registro del fichero de colisiones representa un accidente, mientras que los ficheros de víctimas y vehículos contienen una fila por cada víctima o vehículo involucrado respectivamente, todos ellos vinculados mediante el campo collision_index.</text:p>
      <text:p text:style-name="P6"/>
      <text:p text:style-name="P11"><text:span text:style-name="T2">El volumen de datos es considerable: el dataset de colisiones tiene alrededor de 600.000 </text:span><text:soft-page-break/><text:span text:style-name="T2">filas, el de víctimas supera el millón de registros, y el de vehículos ronda los 900.000.</text:span></text:p>
      <text:p text:style-name="P6"/>
      <text:h text:style-name="P9" text:outline-level="2">2.2 Guía de codificación de variables</text:h>
      <text:p text:style-name="P11"><text:span text:style-name="T2">Una característica fundamental del dataset es que todas las variables categóricas están codificadas como números enteros. Para decodificarlas utilicé la </text:span><text:a xlink:type="simple" xlink:href="https://assets.publishing.service.gov.uk/media/691c6440e39a085bda43eed6/dft-road-casualty-statistics-road-safety-open-dataset-data-guide-2024.xlsx" text:style-name="Internet_20_link" text:visited-style-name="Visited_20_Internet_20_Link"><text:span text:style-name="T3">guía oficial</text:span></text:a><text:span text:style-name="T2"> publicada por el DfT:</text:span></text:p>
      <text:p text:style-name="P6"/>
      <text:p text:style-name="P10">https://assets.publishing.service.gov.uk/media/691c6440e39a085bda43eed6/dft-road-casualty-statistics-road-safety-open-dataset-data-guide-2024.xlsx</text:p>
      <text:p text:style-name="P6"/>
      <text:p text:style-name="P5">A partir de ese Excel desarrollé la función create_data_map en el módulo src/uk_data_mapper.py, que genera un diccionario clave–valor para cada dataset y permite reemplazar los códigos por sus etiquetas textuales de forma sencilla cuando es necesario para el análisis o la visualización.</text:p>
      <text:p text:style-name="P6"/>
      <text:h text:style-name="P9" text:outline-level="2">2.3 Documentación técnica complementaria</text:h>
      <text:p text:style-name="P5">Para interpretar correctamente algunas variables, en particular la variable first_point_of_impact, consulté el manual STATS20 (instrucciones de recogida de datos para la policía):</text:p>
      <text:p text:style-name="P6"/>
      <text:p text:style-name="P10">https://assets.publishing.service.gov.uk/government/uploads/system/uploads/attachment_data/file/995424/stats20-2005.pdf</text:p>
      <text:p text:style-name="P6"/>
      <text:p text:style-name="P11"><text:span text:style-name="T2">En </text:span><text:a xlink:type="simple" xlink:href="https://assets.publishing.service.gov.uk/government/uploads/system/uploads/attachment_data/file/995424/stats20-2005.pdf" text:style-name="Internet_20_link" text:visited-style-name="Visited_20_Internet_20_Link"><text:span text:style-name="T3">ese documento</text:span></text:a><text:span text:style-name="T2"> (página 55) se especifica que el valor 'Did not impact' corresponde a situaciones en las que el vehículo </text:span><text:span text:style-name="T4">no colisionó directamente con un</text:span><text:span text:style-name="T2"> obstáculo</text:span><text:span text:style-name="T5">, vehículo o peatón</text:span><text:span text:style-name="T2">, lo cual fue clave para interpretar correctamente los resultados de la primera hipótesis.</text:span></text:p>
      <text:p text:style-name="P12"/>
      <text:h text:style-name="P13" text:outline-level="1">3. Limpieza y Preparación de Datos</text:h>
      <text:p text:style-name="P5">La fase de limpieza fue más laboriosa de lo que esperaba inicialmente. A continuación describo las principales tareas realizadas y las decisiones que tomé.</text:p>
      <text:p text:style-name="P6"/>
      <text:h text:style-name="P9" text:outline-level="2">3.1 Carga e inspección inicial</text:h>
      <text:p text:style-name="P5">La carga de datos fue directa con pandas.read_csv() desde las URLs del DfT. Sin embargo, al cargar el fichero de vehículos pandas lanzó una advertencia sobre tipos mixtos en la columna generic_make_model: algunos registros contienen cadenas de texto y otros valores numéricos. Para evitar que pandas infiriera un tipo incorrecto, forzé la lectura como str con el parámetro dtype={'generic_make_model': str}.</text:p>
      <text:p text:style-name="P6"/>
      <text:p text:style-name="P5">Tras la carga realicé una inspección estructural: dimensiones, tipos de datos y muestras aleatorias. Una observación relevante fue que los nombres de columna ya siguen la convención snake_case, por lo que no fue necesario ningún procesamiento de cabeceras.</text:p>
      <text:p text:style-name="P6"/>
      <text:h text:style-name="P9" text:outline-level="2">3.2 Gestión de valores nulos</text:h>
      <text:p text:style-name="P5">Calculé el porcentaje de nulos por columna en los tres datasets. El resultado fue bastante positivo: el dataset de colisiones casi no tenía nulos —únicamente unas 80 filas—, por lo que opté por eliminarlas directamente dado que la pérdida es <text:span text:style-name="T1">minúscula</text:span> frente al volumen total del dataset.</text:p>
      <text:p text:style-name="P6"/>
      <text:p text:style-name="P5">Los datasets de víctimas y vehículos tampoco presentaron un problema serio de nulos. La mayor parte de los valores desconocidos en este dataset están codificados como -1 (no como NaN), lo cual es un detalle importante que descubrí durante la inspección.</text:p>
      <text:p text:style-name="P6"/>
      <text:h text:style-name="P9" text:outline-level="2">3.3 Valores codificados como -1</text:h>
      <text:p text:style-name="P5">Tras detectar que los valores desconocidos/no aplicables se codifican como -1, analicé el porcentaje de estos valores por columna en los tres datasets. Las columnas más afectadas fueron:</text:p>
      <text:list text:continue-numbering="true" text:style-name="WWNum2">
        <text:list-item>
          <text:p text:style-name="P7">local_authority_district — alto porcentaje de valores -1 en colisiones.</text:p>
        </text:list-item>
        <text:list-item>
          <text:p text:style-name="P7">junction_control — también con muchos -1, lógico porque no todos los accidentes ocurren en intersecciones.</text:p>
        </text:list-item>
        <text:list-item>
          <text:p text:style-name="P7">second_road_number — gran parte de los accidentes se producen en una sola vía.</text:p>
        </text:list-item>
        <text:list-item>
          <text:p text:style-name="P7">driver_distance_banding en el dataset de vehículos — prácticamente inutilizable.</text:p>
        </text:list-item>
      </text:list>
      <text:p text:style-name="P6"/>
      <text:p text:style-name="P5">La decisión fue no eliminar ni imputar estos valores de forma global, sino filtrarlos específicamente durante el análisis de cada hipótesis, en función de si la variable en cuestión era relevante o no. Esta aproximación es más precisa y evita introducir sesgos en hipótesis que no utilizan las columnas problemáticas.</text:p>
      <text:p text:style-name="P6"/>
      <text:h text:style-name="P9" text:outline-level="2">3.4 Detección de duplicados</text:h>
      <text:p text:style-name="P5">Comprobé la existencia de filas duplicadas en los tres datasets con duplicated().sum(). No se encontraron duplicados en ninguno, lo que confirma la calidad del registro oficial.</text:p>
      <text:p text:style-name="P6"/>
      <text:h text:style-name="P14" text:outline-level="2"><text:soft-page-break/><text:span text:style-name="T6">3.5 Transformaciones de tipos</text:span></text:h>
      <text:p text:style-name="P5">La transformación más relevante fue la creación de la columna date_time a partir de las columnas date y time, que en el dataset original son cadenas de texto independientes. Las combiné con pd.to_datetime() especificando el formato '%d/%m/%Y %H:%M'. Una vez creada, la inserté en la posición 2 del dataframe para que quedara junto a las columnas temporales existentes.</text:p>
      <text:p text:style-name="P6"/>
      <text:p text:style-name="P5">Además convertí la columna speed_limit a tipo int, ya que había sido inferida como float por la presencia de nulos en la carga inicial.</text:p>
      <text:p text:style-name="P6"/>
      <text:h text:style-name="P9" text:outline-level="2">3.6 Reducción de dimensionalidad</text:h>
      <text:p text:style-name="P5">Cada dataset original contiene muchas columnas irrelevantes para las hipótesis planteadas, o bien redundantes (por ejemplo, columnas '_historic' que son versiones antiguas de otras columnas ya presentes). Definí listas explícitas de columnas a eliminar para cada dataset, lo que redujo considerablemente el número de variables manteniendo únicamente las necesarias para el análisis.</text:p>
      <text:p text:style-name="P6"/>
      <text:h text:style-name="P9" text:outline-level="2">3.7 Exportación</text:h>
      <text:p text:style-name="P5">Los tres datasets limpios se exportaron en formato Parquet, que ofrece mejor compresión y velocidad de lectura que CSV para datos de este volumen. Estos archivos procesados son los que se cargaron en el notebook de análisis.</text:p>
      <text:p text:style-name="P12"/>
      <text:h text:style-name="P13" text:outline-level="1">4. Análisis Exploratorio e Hipótesis</text:h>
      <text:p text:style-name="P5">El notebook de análisis cargó los tres archivos Parquet procesados y ejecutó las tres hipótesis principales. Para pasar de los códigos numéricos a etiquetas textuales en las visualizaciones utilicé el módulo create_data_map descrito en la sección de fuentes.</text:p>
      <text:p text:style-name="P6"/>
      <text:h text:style-name="P9" text:outline-level="2">4.1 Hipótesis 1: El tipo de impacto influye en la tasa de mortalidad</text:h>
      <text:p text:style-name="P15">Metodología</text:p>
      <text:p text:style-name="P5">Para esta hipótesis combiné los datasets de colisiones y vehículos mediante un merge interno sobre collision_index. De ese dataframe combinado seleccioné las columnas first_point_of_impact, collision_severity y vehicle_type, y sustituí los códigos numéricos por sus etiquetas textuales.</text:p>
      <text:p text:style-name="P6"/>
      <text:p text:style-name="P5">Un paso de recategorización importante fue unificar los impactos laterales: las categorías 'Nearside' y 'Offside' (lado izquierdo y derecho respectivamente) las agrupé en una sola categoría 'Side', simplificando el análisis sin perder información relevante.</text:p>
      <text:p text:style-name="P6"/>
      <text:p text:style-name="P5">La métrica central fue la tasa de fatalidad por tipo de impacto: el porcentaje de colisiones fatales dentro del total de colisiones de cada tipo. Esto permite comparar no cuántos accidentes de cada tipo hay, sino cuán mortales son comparativamente.</text:p>
      <text:p text:style-name="P15">Hallazgo principal</text:p>
      <text:p text:style-name="P5">El resultado más llamativo fue que los accidentes clasificados como 'Did not impact' —aquellos en los que el vehículo frenó o esquivó un obstáculo sin colisionar físicamente— presentan la tasa de fatalidad más elevada, a pesar de representar únicamente el 5% del total de accidentes.</text:p>
      <text:p text:style-name="P6"/>
      <text:p text:style-name="P11"><text:span text:style-name="T2">Para explicar este hallazgo aparentemente contraintuitivo, profundicé en el análisis filtrando únicamente los accidentes sin impacto directo que resultaron fatales y estudiando el tipo de vehículo involucrado y la maniobra realizada. </text:span></text:p>
      <text:h text:style-name="P9" text:outline-level="2">4.2 Hipótesis 2: Patrón mensual repetitivo entre años</text:h>
      <text:p text:style-name="P15">Metodología</text:p>
      <text:p text:style-name="P5">Extraje las componentes temporales de la columna date_time (año, mes, semana) y agrupé por año y mes para obtener el recuento mensual de accidentes. Para la visualización principal utilicé un gráfico de líneas (sns.lineplot) con una línea por año, lo que permite comparar visualmente los patrones estacionales.</text:p>
      <text:p text:style-name="P6"/>
      <text:p text:style-name="P5">Como segunda capa de análisis construí una tabla pivotada mes × año y generé un heatmap de correlaciones de Pearson entre años (sns.heatmap) para cuantificar la similitud de los patrones.</text:p>
      <text:p text:style-name="P15">Hallazgo principal</text:p>
      <text:p text:style-name="P5">Los datos confirmaron la hipótesis con matices importantes. Los años 2022, 2023 y 2024 muestran un patrón mensual muy similar, con una correlación de hasta 0,94 entre 2023 y 2024.</text:p>
      <text:p text:style-name="P6"/>
      <text:p text:style-name="P11"><text:span text:style-name="T2">Sin embargo, los años 2020 y 2021 rompen completamente ese patrón como consecuencia directa de los confinamientos por la pandemia de COVID-19 en el Reino Unido: el primer confinamiento (marzo de 2020) y el segundo (enero de 2021) se reflejan con total claridad en los mínimos del gráfico de líneas y en la correlación marcadamente inferior de esos años con el resto.</text:span></text:p>
      <text:p text:style-name="P6"><text:soft-page-break/></text:p>
      <text:h text:style-name="P9" text:outline-level="2">4.3 Hipótesis 3: Los accidentes fatales se concentran en ciertas localidades</text:h>
      <text:p text:style-name="P15">Metodología</text:p>
      <text:p text:style-name="P5">Para el análisis geográfico filtré las colisiones con severidad fatal (código 1) y trabajé con sus coordenadas de latitud y longitud. Utilicé la librería Folium para generar mapas interactivos en HTML:</text:p>
      <text:list text:continue-numbering="true" text:style-name="WWNum2">
        <text:list-item>
          <text:p text:style-name="P7">Mapa de calor (HeatMap de Folium) con todos los accidentes fatales, para visualizar la densidad geográfica global.</text:p>
        </text:list-item>
        <text:list-item>
          <text:p text:style-name="P7">Mapa de puntos con las cinco carreteras con mayor número de accidentes fatales, con un color diferente por carretera y una leyenda personalizada construida con HTML embebido.</text:p>
        </text:list-item>
      </text:list>
      <text:p text:style-name="P6"/>
      <text:p text:style-name="P5">Para identificar las carreteras más peligrosas agrupé por first_road_class y first_road_number, construí un nombre de carretera compuesto (por ejemplo 'M1', 'A1') y extraje el top 5 por conteo de accidentes fatales, filtrando carreteras sin clasificar.</text:p>
      <text:p text:style-name="P15">Hallazgo principal</text:p>
      <text:p text:style-name="P5">El mapa de calor confirma que la mayor concentración de accidentes fatales se da en las áreas más pobladas del Reino Unido (Londres, Manchester, Birmingham), lo cual es esperable dado el volumen de tráfico. Sin embargo, el análisis por carretera revela que varias de las vías con más accidentes fatales son autopistas interurbanas de larga distancia, donde la velocidad elevada aumenta la gravedad de los siniestros.</text:p>
      <text:p text:style-name="P12"/>
      <text:h text:style-name="P13" text:outline-level="1">5. Dificultades Encontradas</text:h>
      <text:h text:style-name="P9" text:outline-level="2">5.1 Decodificación de variables categóricas</text:h>
      <text:p text:style-name="P5">El mayor reto inicial fue que todas las variables categóricas estaban codificadas como enteros. Sin la guía oficial del DfT el dataset es prácticamente ilegible. Una vez localizado el Excel de codificación, tuve que crear el módulo uk_data_mapper.py para automatizar la decodificación, ya que hacerlo manualmente para más de 50 columnas habría sido inviable.</text:p>
      <text:p text:style-name="P6"/>
      <text:h text:style-name="P9" text:outline-level="2">5.2 Valores -1 como 'desconocido'</text:h>
      <text:p text:style-name="P5">La convención de usar -1 para valores desconocidos o no aplicables (en lugar de NaN) no es obvia a primera vista. Descubrirlo requirió una inspección cuidadosa de los datos y de la documentación. El riesgo es que si se aplican operaciones numéricas sin filtrar estos valores, los resultados quedan completamente distorsionados.</text:p>
      <text:p text:style-name="P6"/>
      <text:h text:style-name="P9" text:outline-level="2">5.3 Interpretación de 'Did not impact'</text:h>
      <text:p text:style-name="P5">El hallazgo de que los accidentes sin impacto directo tienen la mayor tasa de mortalidad fue desconcertante al principio y requirió volver a la documentación oficial (manual STATS20, página 55) para entender correctamente qué significaba esa categoría. Sin esa consulta, habría sido un resultado difícil de explicar y potencialmente malinterpretado.</text:p>
      <text:p text:style-name="P6"/>
      <text:h text:style-name="P9" text:outline-level="2">5.4 Pandemia como variable confusora</text:h>
      <text:p text:style-name="P5">Los años 2020 y 2021 rompen cualquier análisis de tendencias o patrones si no se tienen en cuenta los confinamientos. Fue necesario documentar explícitamente este contexto en el análisis para que los resultados no indujeran a conclusiones erróneas.</text:p>
      <text:p text:style-name="P6"/>
      <text:h text:style-name="P9" text:outline-level="2">5.5 Configuración regional de fechas</text:h>
      <text:p text:style-name="P5">Al generar los nombres de los meses en español para el eje del gráfico de la hipótesis 2, fue necesario configurar el locale del sistema operativo (locale.setlocale(locale.LC_TIME, 'es_ES.UTF-8')) antes de utilizar strftime. Esto generó errores en entornos donde ese locale no estaba disponible, lo que obligó a incluir una verificación previa.</text:p>
      <text:p text:style-name="P6"/>
      <text:h text:style-name="P9" text:outline-level="2">5.6 Rendimiento con datasets grandes</text:h>
      <text:p text:style-name="P5">El dataset de vehículos supera los 900.000 registros y el de víctimas el millón de filas. Las operaciones de merge entre datasets con estas dimensiones pueden ser lentas si no se presta atención. El uso del formato Parquet para los datos procesados mejoró significativamente el tiempo de carga en el notebook de análisis respecto a los CSV originales.</text:p>
      <text:p text:style-name="P12"/>
      <text:h text:style-name="P13" text:outline-level="1">6. Conclusiones</text:h>
      <text:p text:style-name="P5">El proyecto demostró que el dataset STATS19 del DfT es una fuente excepcional para el análisis de seguridad vial, aunque su correcta utilización requiere un trabajo previo de limpieza y decodificación.</text:p>
      <text:p text:style-name="P6"/>
      <text:p text:style-name="P5">Las tres hipótesis evaluadas arrojaron conclusiones relevantes y, en algunos casos, contraintuitivas:</text:p>
      <text:p text:style-name="P6"/>
      <text:list text:continue-numbering="true" text:style-name="WWNum2">
        <text:list-item>
          <text:p text:style-name="P7">La tasa de mortalidad no depende únicamente del tipo de impacto de la forma esperada: los accidentes sin impacto directo son los más letales, probablemente por las maniobras evasivas que conducen al vehículo fuera de la calzada.</text:p>
        </text:list-item>
        <text:list-item>
          <text:p text:style-name="P7">El patrón estacional de accidentes es consistente entre años normales, con coeficientes de correlación muy altos, pero la pandemia de 2020–2021 supone una ruptura estructural que debe tratarse como caso especial en cualquier análisis longitudinal.</text:p>
        </text:list-item>
        <text:list-item>
          <text:p text:style-name="P7">La concentración geográfica de accidentes fatales en zonas urbanas densas es esperada, pero el análisis por carretera revela que las autopistas interurbanas de alta velocidad acumulan un número desproporcionado de siniestros mortales.</text:p>
        </text:list-item>
      </text:list>
      <text:p text:style-name="P6"/>
      <text:p text:style-name="P5">Desde el punto de vista técnico, el proyecto reforzó la importancia de documentar las decisiones de limpieza, de consultar la documentación original de los datos antes de interpretarlos, y de separar claramente la fase de preprocesamiento de la fase de análisis para garantizar reproducibilidad.</text:p>
      <text:p text:style-name="P6"/>
      <text:h text:style-name="P8" text:outline-level="1">Anexo: Referencias</text:h>
      <text:p text:style-name="P5">Department for Transport (DfT). Road Safety Data — Collision, Casualty and Vehicle datasets (últimos 5 años). Gobierno del Reino Unido.</text:p>
      <text:p text:style-name="P10">https://www.data.gov.uk/dataset/cb7ae6f0-4be6-4935-9277-47e5ce24a11f/road-safety-data</text:p>
      <text:p text:style-name="P6"/>
      <text:p text:style-name="P5">Department for Transport (DfT). Road Safety Open Dataset Data Guide 2024 (guía de codificación de variables STATS19).</text:p>
      <text:p text:style-name="P10">https://assets.publishing.service.gov.uk/media/691c6440e39a085bda43eed6/dft-road-casualty-statistics-road-safety-open-dataset-data-guide-2024.xlsx</text:p>
      <text:p text:style-name="P6"/>
      <text:p text:style-name="P5">Department for Transport (DfT). STATS20 — Instructions for the Collection of Road Accident Data, 2011 Edition.</text:p>
      <text:p text:style-name="P10">https://assets.publishing.service.gov.uk/government/uploads/system/uploads/attachment_data/file/995424/stats20-2005.pd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s" fo:country="E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1pt" fo:language="es" fo:country="E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706cm" fo:margin-bottom="0.353cm" style:contextual-spacing="false"/>
      <style:text-properties fo:color="#1f4e79" loext:opacity="100%" style:font-name="Arial2" fo:font-family="Arial" style:font-family-generic="swiss" style:font-pitch="variable" fo:font-size="18pt"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494cm" fo:margin-bottom="0.212cm" style:contextual-spacing="false"/>
      <style:text-properties fo:color="#2e75b6" loext:opacity="100%" style:font-name="Arial2" fo:font-family="Arial" style:font-family-generic="swiss"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4</meta:editing-cycles>
    <meta:creation-date>2026-04-15T11:40:01.928000000</meta:creation-date>
    <dc:date>2026-04-16T00:19:25.367647400</dc:date>
    <meta:editing-duration>PT3H16M51S</meta:editing-duration>
    <meta:generator>LibreOffice/26.2.2.2$Windows_X86_64 LibreOffice_project/1f77d10d6938fd34972958f64b2bcfa54f8b1ba5</meta:generator>
    <meta:document-statistic meta:table-count="0" meta:image-count="0" meta:object-count="0" meta:page-count="8" meta:paragraph-count="100" meta:word-count="2171" meta:character-count="15321" meta:non-whitespace-character-count="13255"/>
  </office:meta>
</office:document-meta>
</file>